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Liberation Serif1" svg:font-family="'Liberation Serif'" style:font-family-generic="roman"/>
    <style:font-face style:name="Arial1"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KeyControl" style:family="table">
      <style:table-properties style:width="17.595cm" fo:margin-left="0cm" table:align="left" style:shadow="none"/>
    </style:style>
    <style:style style:name="KeyControl.A" style:family="table-column">
      <style:table-column-properties style:column-width="2.117cm"/>
    </style:style>
    <style:style style:name="KeyControl.B" style:family="table-column">
      <style:table-column-properties style:column-width="15.478cm"/>
    </style:style>
    <style:style style:name="KeyControl.A1" style:family="table-cell">
      <style:table-cell-properties fo:padding="0.097cm" fo:border-left="0.25pt solid #000000" fo:border-right="none" fo:border-top="0.25pt solid #000000" fo:border-bottom="0.25pt solid #000000"/>
    </style:style>
    <style:style style:name="KeyControl.B1" style:family="table-cell">
      <style:table-cell-properties fo:padding="0.097cm" fo:border="0.25pt solid #000000"/>
    </style:style>
    <style:style style:name="KeyControl.A2" style:family="table-cell">
      <style:table-cell-properties fo:padding="0.097cm" fo:border-left="0.25pt solid #000000" fo:border-right="0.25pt solid #000000" fo:border-top="none" fo:border-bottom="0.25pt solid #000000"/>
    </style:style>
    <style:style style:name="KeyControl.A3" style:family="table-cell">
      <style:table-cell-properties fo:padding="0.097cm" fo:border-left="0.25pt solid #000000" fo:border-right="none" fo:border-top="none" fo:border-bottom="0.25pt solid #000000"/>
    </style:style>
    <style:style style:name="KeyControl.41" style:family="table-row">
      <style:table-row-properties style:min-row-height="0.427cm"/>
    </style:style>
    <style:style style:name="P1" style:family="paragraph" style:parent-style-name="Standard">
      <style:text-properties fo:font-weight="normal" style:font-weight-asian="normal" style:font-weight-complex="normal"/>
    </style:style>
    <style:style style:name="P2" style:family="paragraph" style:parent-style-name="Standard" style:list-style-name="L2">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9">
      <style:text-properties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list-style-name="L7">
      <style:text-properties fo:font-weight="bold" style:font-weight-asian="bold" style:font-weight-complex="bold"/>
    </style:style>
    <style:style style:name="P10" style:family="paragraph" style:parent-style-name="Standard" style:list-style-name="L7"/>
    <style:style style:name="P11" style:family="paragraph" style:parent-style-name="Standard">
      <style:text-properties fo:font-size="11pt" fo:font-weight="normal" style:font-size-asian="9.60000038146973pt" style:font-weight-asian="normal" style:font-size-complex="11pt" style:font-weight-complex="normal"/>
    </style:style>
    <style:style style:name="P12" style:family="paragraph" style:parent-style-name="Standard">
      <style:text-properties fo:font-size="23pt" style:font-size-asian="23pt" style:font-size-complex="23pt"/>
    </style:style>
    <style:style style:name="P13" style:family="paragraph" style:parent-style-name="Standard" style:list-style-name="L14"/>
    <style:style style:name="P14" style:family="paragraph" style:parent-style-name="Standard">
      <style:paragraph-properties fo:break-before="page"/>
    </style:style>
    <style:style style:name="P15" style:family="paragraph" style:parent-style-name="Standard">
      <style:paragraph-properties fo:break-before="page"/>
      <style:text-properties fo:font-weight="normal" style:font-weight-asian="normal" style:font-weight-complex="normal"/>
    </style:style>
    <style:style style:name="P16" style:family="paragraph" style:parent-style-name="Standard">
      <style:paragraph-properties fo:margin-left="1.251cm" fo:margin-right="0cm" fo:text-indent="0cm" style:auto-text-indent="false"/>
    </style:style>
    <style:style style:name="P17"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18" style:family="paragraph" style:parent-style-name="Standard" style:list-style-name="L11">
      <style:paragraph-properties fo:margin-left="2.501cm" fo:margin-right="0cm" fo:text-indent="-0.635cm" style:auto-text-indent="false"/>
    </style:style>
    <style:style style:name="P19" style:family="paragraph" style:parent-style-name="Standard" style:list-style-name="L7">
      <style:paragraph-properties fo:margin-left="2.501cm" fo:margin-right="0cm" fo:text-indent="-0.635cm" style:auto-text-indent="false"/>
    </style:style>
    <style:style style:name="P20" style:family="paragraph" style:parent-style-name="Standard" style:list-style-name="L7">
      <style:paragraph-properties fo:margin-left="2.501cm" fo:margin-right="0cm" fo:text-indent="-0.635cm" style:auto-text-indent="false"/>
      <style:text-properties fo:font-weight="normal" style:font-weight-asian="normal" style:font-weight-complex="normal"/>
    </style:style>
    <style:style style:name="P21" style:family="paragraph" style:parent-style-name="Standard">
      <style:paragraph-properties fo:margin-left="2.501cm" fo:margin-right="0cm" fo:text-indent="0cm" style:auto-text-indent="false"/>
      <style:text-properties fo:font-weight="normal" style:font-weight-asian="normal" style:font-weight-complex="normal"/>
    </style:style>
    <style:style style:name="P22" style:family="paragraph" style:parent-style-name="Standard">
      <style:paragraph-properties fo:margin-left="2.501cm" fo:margin-right="0cm" fo:text-indent="0cm" style:auto-text-indent="false"/>
      <style:text-properties fo:font-weight="bold" style:font-weight-asian="bold" style:font-weight-complex="bold"/>
    </style:style>
    <style:style style:name="P23" style:family="paragraph" style:parent-style-name="Standard" style:list-style-name="L7">
      <style:paragraph-properties fo:margin-left="5.002cm" fo:margin-right="0cm" fo:text-indent="-0.635cm" style:auto-text-indent="false"/>
      <style:text-properties fo:font-weight="normal" style:font-weight-asian="normal" style:font-weight-complex="normal"/>
    </style:style>
    <style:style style:name="P24" style:family="paragraph" style:list-style-name="L7"/>
    <style:style style:name="P25" style:family="paragraph" style:parent-style-name="Text_20_body">
      <style:text-properties fo:font-weight="normal" style:font-weight-asian="normal" style:font-weight-complex="normal"/>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background-color="#c0c0c0">
        <style:background-image/>
      </style:paragraph-properties>
      <style:text-properties fo:font-weight="bold" style:font-weight-asian="bold" style:font-weight-complex="bold"/>
    </style:style>
    <style:style style:name="T1"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5" style:family="text">
      <style:text-properties fo:font-variant="normal" fo:text-transform="none" fo:color="#000000" style:text-line-through-style="none" style:font-name="Arial" fo:font-size="11.25pt" fo:font-style="normal" style:text-blinking="false" fo:background-color="transparent"/>
    </style:style>
    <style:style style:name="T6" style:family="text">
      <style:text-properties fo:font-variant="normal" fo:text-transform="none" fo:color="#000000" style:text-line-through-style="none" style:font-name="Arial" fo:font-size="11.25pt" fo:font-style="normal" style:text-underline-style="solid" style:text-underline-width="auto" style:text-underline-color="font-color" style:text-blinking="false" fo:background-color="transparent"/>
    </style:style>
    <style:style style:name="T7" style:family="text">
      <style:text-properties fo:font-variant="normal" fo:text-transform="none" fo:color="#000000" style:text-line-through-style="none" style:font-name="Arial"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Arial" fo:font-style="normal" style:text-underline-style="none" style:text-blinking="false" fo:background-color="transparent"/>
    </style:style>
    <style:style style:name="T9" style:family="text">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size-complex="12pt"/>
    </style:style>
    <style:style style:name="T10" style:family="text">
      <style:text-properties fo:font-variant="normal" fo:text-transform="none" fo:color="#000099" style:text-line-through-style="none" style:font-name="Arial" fo:font-size="11.25pt" fo:font-style="normal" style:text-underline-style="solid" style:text-underline-width="auto" style:text-underline-color="font-color" fo:font-weight="normal" style:text-blinking="false" fo:background-color="transparent"/>
    </style:style>
    <style:style style:name="T11" style:family="text">
      <style:text-properties fo:font-variant="normal" fo:text-transform="none" fo:color="#000099" style:text-line-through-style="none" style:font-name="Arial" fo:font-size="11.25pt" fo:font-style="normal" style:text-underline-style="solid" style:text-underline-width="auto" style:text-underline-color="font-color" style:text-blinking="false" fo:background-color="transparent"/>
    </style:style>
    <style:style style:name="T12" style:family="text">
      <style:text-properties fo:font-weight="bold"/>
    </style:style>
    <style:style style:name="T13" style:family="text">
      <style:text-properties style:font-name="Liberation Serif1" style:font-name-asian="Liberation Serif1" style:font-name-complex="Liberation Serif1"/>
    </style:style>
    <style:style style:name="T14" style:family="text">
      <style:text-properties style:font-weight-asian="bold"/>
    </style:style>
    <style:style style:name="T15" style:family="text">
      <style:text-properties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Standard" text:outline-level="6"><text:span text:style-name="T1"/></text:h>
      <text:h text:style-name="Standard" text:outline-level="6"><text:span text:style-name="T1"/></text:h>
      <text:h text:style-name="Standard" text:outline-level="6"><text:span text:style-name="T1"/></text:h>
      <text:h text:style-name="Standard" text:outline-level="6"><text:span text:style-name="T1"/></text:h>
      <text:h text:style-name="Standard" text:outline-level="6"><text:span text:style-name="T1"/></text:h>
      <text:h text:style-name="Standard" text:outline-level="6"><text:span text:style-name="T1"/></text:h>
      <text:h text:style-name="Standard" text:outline-level="6"><text:span text:style-name="T1"/></text:h>
      <text:h text:style-name="Standard" text:outline-level="6"><text:span text:style-name="T1"/></text:h>
      <text:h text:style-name="Standard" text:outline-level="6"><text:span text:style-name="T1"/></text:h>
      <text:h text:style-name="Standard" text:outline-level="6"><text:span text:style-name="T1"/></text:h>
      <text:h text:style-name="Standard" text:outline-level="6"><text:span text:style-name="T1"/></text:h>
      <text:h text:style-name="Standard" text:outline-level="6"><text:span text:style-name="T1"/></text:h>
      <text:h text:style-name="Standard" text:outline-level="6"><text:span text:style-name="T1"/></text:h>
      <text:h text:style-name="Standard" text:outline-level="6"><text:span text:style-name="T1"/></text:h>
      <text:h text:style-name="Standard" text:outline-level="6"><text:span text:style-name="T1"/></text:h>
      <text:h text:style-name="P12" text:outline-level="6"><text:bookmark text:name="internal-source-marker_0.15474627249291784"/><text:span text:style-name="T7">A 3D Pacman Game Approach</text:span></text:h>
      <text:h text:style-name="Standard" text:outline-level="6"><text:span text:style-name="T9">By Team 8: Brief Specification, Design, and User Manual</text:span></text:h>
      <text:h text:style-name="Standard" text:outline-level="6"><text:line-break/><text:span text:style-name="T1">COMP 371 </text:span></text:h>
      <text:h text:style-name="Standard" text:outline-level="6"><text:span text:style-name="T1">Fall 2011</text:span></text:h>
      <text:h text:style-name="P11" text:outline-level="6"><text:span text:style-name="T8"/></text:h>
      <text:h text:style-name="P15" text:outline-level="6"><text:span text:style-name="T4"/></text:h>
      <text:h text:style-name="P5" text:outline-level="6"><text:span text:style-name="T5">Table of Contents</text:span></text:h>
      <text:h text:style-name="P1" text:outline-level="6"/>
      <text:list xml:id="list118181608" text:style-name="L1">
        <text:list-header>
          <text:h text:style-name="P3" text:outline-level="6"><text:span text:style-name="T4">Introduction</text:span></text:h>
        </text:list-header>
      </text:list>
      <text:h text:style-name="P1" text:outline-level="6"/>
      <text:list xml:id="list64048350" text:style-name="L2">
        <text:list-item>
          <text:h text:style-name="P2" text:outline-level="6"><text:span text:style-name="T4">Architecture</text:span></text:h>
          <text:list>
            <text:list-item>
              <text:h text:style-name="P2" text:outline-level="6"><text:span text:style-name="T4">Introduction</text:span></text:h>
            </text:list-item>
            <text:list-item>
              <text:h text:style-name="P2" text:outline-level="6"><text:span text:style-name="T4">Files and Data Formats</text:span></text:h>
            </text:list-item>
            <text:list-item>
              <text:h text:style-name="P2" text:outline-level="6"><text:span text:style-name="T4">Code</text:span></text:h>
              <text:list>
                <text:list-item>
                  <text:h text:style-name="P2" text:outline-level="6"><text:span text:style-name="T4">Introduction</text:span></text:h>
                </text:list-item>
                <text:list-item>
                  <text:h text:style-name="P2" text:outline-level="6"><text:span text:style-name="T4">Event Listener</text:span></text:h>
                </text:list-item>
                <text:list-item>
                  <text:h text:style-name="P2" text:outline-level="6"><text:span text:style-name="T4">Map</text:span></text:h>
                </text:list-item>
                <text:list-item>
                  <text:h text:style-name="P2" text:outline-level="6"><text:span text:style-name="T4">Maze</text:span></text:h>
                </text:list-item>
                <text:list-item>
                  <text:h text:style-name="P2" text:outline-level="6"><text:span text:style-name="T4">Pacman</text:span></text:h>
                </text:list-item>
                <text:list-item>
                  <text:h text:style-name="P2" text:outline-level="6"><text:span text:style-name="T4">Ghost</text:span></text:h>
                </text:list-item>
                <text:list-item>
                  <text:h text:style-name="P2" text:outline-level="6"><text:span text:style-name="T4">Pellet</text:span></text:h>
                </text:list-item>
                <text:list-item>
                  <text:h text:style-name="P2" text:outline-level="6"><text:span text:style-name="T4">Streetlight</text:span></text:h>
                </text:list-item>
                <text:list-item>
                  <text:h text:style-name="P2" text:outline-level="6"><text:span text:style-name="T4">Wall</text:span></text:h>
                </text:list-item>
                <text:list-item>
                  <text:h text:style-name="P2" text:outline-level="6"><text:span text:style-name="T4">Tile</text:span></text:h>
                </text:list-item>
              </text:list>
            </text:list-item>
          </text:list>
        </text:list-item>
      </text:list>
      <text:h text:style-name="P1" text:outline-level="6"><text:span text:style-name="T4"/></text:h>
      <text:list xml:id="list1502015539" text:continue-numbering="true" text:style-name="L2">
        <text:list-item>
          <text:h text:style-name="P2" text:outline-level="6"><text:span text:style-name="T4">Operation</text:span></text:h>
          <text:list>
            <text:list-item>
              <text:h text:style-name="P2" text:outline-level="6"><text:span text:style-name="T4">Game Play</text:span></text:h>
            </text:list-item>
            <text:list-item>
              <text:h text:style-name="P2" text:outline-level="6"><text:span text:style-name="T4">Game Controls</text:span></text:h>
            </text:list-item>
          </text:list>
        </text:list-item>
      </text:list>
      <text:h text:style-name="P1" text:outline-level="6"><text:span text:style-name="T4"/></text:h>
      <text:list xml:id="list602694082" text:continue-numbering="true" text:style-name="L2">
        <text:list-item>
          <text:h text:style-name="P2" text:outline-level="6"><text:span text:style-name="T4">Miscellanea / Appendices</text:span></text:h>
          <text:list>
            <text:list-item>
              <text:h text:style-name="P2" text:outline-level="6"><text:span text:style-name="T4">Open Issues</text:span></text:h>
            </text:list-item>
            <text:list-item>
              <text:h text:style-name="P2" text:outline-level="6"><text:span text:style-name="T4">Code Sources</text:span></text:h>
            </text:list-item>
            <text:list-item>
              <text:h text:style-name="P2" text:outline-level="6"><text:span text:style-name="T4">References</text:span></text:h>
            </text:list-item>
          </text:list>
        </text:list-item>
      </text:list>
      <text:h text:style-name="P1" text:outline-level="6"><text:span text:style-name="T4"/></text:h>
      <text:h text:style-name="P14" text:outline-level="6"><text:span text:style-name="T3"/></text:h>
      <text:list xml:id="list676653149" text:continue-list="list118181608" text:style-name="L1">
        <text:list-header>
          <text:h text:style-name="P6" text:outline-level="6" text:restart-numbering="true" text:start-value="-1"><text:span text:style-name="T5">Introduction</text:span></text:h>
        </text:list-header>
      </text:list>
      <text:h text:style-name="P8" text:outline-level="6"><text:span text:style-name="T4"/></text:h>
      <text:h text:style-name="P17" text:outline-level="6"><text:span text:style-name="T4"><text:tab/>3D Pacman was created to full-fill the requirements of COMP 371 Computer Graphics, Concordia University, Fall 2011. <text:s/>The Objective of this project is to commemorate the 31 anniversary of the iconic arcade game Pac-Man, by Nameco, by implementing a 3D version in OpenGL with </text:span></text:h>
      <text:h text:style-name="P17" text:outline-level="6"><text:span text:style-name="T4">C++. <text:s/>For the duration of the semester the project was developed iteratively, beginning with modelling, then lighting, camera controls, texture mapping and finally game play, levels and shadows. <text:s/>The project was developed in accordance with the specifications in </text:span><text:span text:style-name="T6">COMP371: Computer Graphics TENATTIVE PROJECT DESCRIPTION (Revision 1.3)</text:span><text:span text:style-name="T4">, Serguei A. Mokhov</text:span></text:h>
      <text:h text:style-name="P17" text:outline-level="6"><text:span text:style-name="T4"/></text:h>
      <text:list xml:id="list497161076" text:continue-list="list676653149" text:style-name="L1">
        <text:list-item text:start-value="1">
          <text:h text:style-name="P6" text:outline-level="6" text:restart-numbering="true" text:start-value="-1"><text:span text:style-name="T5">Architecture</text:span></text:h>
        </text:list-item>
      </text:list>
      <text:list xml:id="list1668231604" text:style-name="L7">
        <text:list-item>
          <text:list>
            <text:list-item>
              <text:h text:style-name="P10" text:outline-level="6">Introduction</text:h>
            </text:list-item>
          </text:list>
        </text:list-item>
      </text:list>
      <text:h text:style-name="P1" text:outline-level="6"><text:span text:style-name="T4"/></text:h>
      <text:h text:style-name="P17" text:outline-level="6"><text:span text:style-name="T4"><text:tab/>This project employs an Object Oriented architecture to encapsulate all the elements of the game play. <text:s/>The software architecture is based on an example provided by Dr. Grogono, Graphic Examples, Object Oriented Style: </text:span><text:a xlink:type="simple" xlink:href="http://users.encs.concordia.ca/%7Egrogono/Graphics/OGL/ooopengl.cpp">users.encs.concordia.ca/~grogono/Graphics/OGL/ooopengl.cpp</text:a><text:span text:style-name="T11">. </text:span><text:span text:style-name="T4">An inheritance model uses the Sprite class as base class for all Objects in the scene. This includes Wall, Tile, Pellet, Eight, Ghost and Pacman. <text:s/>All the objects in the scene are contained within a Map object (not to be confused with the native C++ data structure Map). <text:s/>The Map contains all the Sprites. <text:s/>The Map draws all the Sprites and moves them around the scene. <text:s/>The Map is also responsible for collision detection, scoring and level management. <text:s/>The EventListener object initializes the scene, sets all the OpenGL variables, creates the Map, draws the Map. It listens for key presses and mouse clicks, and tells the map what to do in response. <text:s/>This project will run in both Windows and Unix environments.</text:span></text:h>
      <text:h text:style-name="P25" text:outline-level="6"><text:span text:style-name="T4"/></text:h>
      <text:list xml:id="list326434369" text:continue-numbering="true" text:style-name="L7">
        <text:list-item>
          <text:list>
            <text:list-item>
              <text:h text:style-name="P9" text:outline-level="6"><text:span text:style-name="T4">Files and Data Formats</text:span></text:h>
            </text:list-item>
          </text:list>
        </text:list-item>
      </text:list>
      <text:h text:style-name="P1" text:outline-level="6"><text:span text:style-name="T4"/></text:h>
      <text:h text:style-name="P17" text:outline-level="6"><text:span text:style-name="T4">The source of this project is contained in standard C++ header and class files. <text:s/>The texture maps are in BMP file format and are found in the data directory. <text:s/>The maze design is contained in a plain text files which can also be found in the data directory.</text:span></text:h>
      <text:h text:style-name="P1" text:outline-level="6"><text:span text:style-name="T4"/></text:h>
      <text:list xml:id="list2028014912" text:continue-numbering="true" text:style-name="L7">
        <text:list-item>
          <text:list>
            <text:list-item>
              <text:h text:style-name="P9" text:outline-level="6"><text:span text:style-name="T4">Code</text:span></text:h>
              <text:list>
                <text:list-item>
                  <text:h text:style-name="P9" text:outline-level="6"><text:span text:style-name="T4">Introduction</text:span></text:h>
                </text:list-item>
              </text:list>
            </text:list-item>
          </text:list>
        </text:list-item>
      </text:list>
      <text:h text:style-name="P1" text:outline-level="6"><text:span text:style-name="T4"/></text:h>
      <text:h text:style-name="P21" text:outline-level="6"><text:span text:style-name="T4"><text:tab/>The basic idea behind the software architecture is to represent each object, or sprite, within the scene as it's own object within the code. <text:s/>The abstract base class Sprite contains the sprite's position in the x, y and z co-ordinates, the <text:s/>texture, a camera and the ability to move the sprite around the scene. <text:s/>Each sprite inherits from Sprite and extents the sprites capabilities. <text:s/>All the sprites are contained within a Map object. <text:s/>Event handling occurs in the EventListener class. <text:s/>The response to mouse behaviour is determined by the Mouse object.</text:span></text:h>
      <text:h text:style-name="P1" text:outline-level="6"><text:span text:style-name="T4"/></text:h>
      <text:list xml:id="list146356713" text:continue-numbering="true" text:style-name="L7">
        <text:list-item>
          <text:list>
            <text:list-item>
              <text:list>
                <text:list-item>
                  <text:h text:style-name="P9" text:outline-level="6"><text:span text:style-name="T4">Event Listener</text:span></text:h>
                </text:list-item>
              </text:list>
            </text:list-item>
          </text:list>
        </text:list-item>
      </text:list>
      <text:h text:style-name="P8" text:outline-level="6"><text:span text:style-name="T4"/></text:h>
      <text:h text:style-name="P21" text:outline-level="6"><text:span text:style-name="T4">The EventListener is responsible for handling all the input. <text:s/>It contains numerous boolean switches that control the various display options including camera selection, camera pitch, roll and yaw, shading, light and texture switches.</text:span></text:h>
      <text:h text:style-name="P1" text:outline-level="6"><text:soft-page-break/><text:span text:style-name="T4"/></text:h>
      <text:list xml:id="list1367493422" text:continue-numbering="true" text:style-name="L7">
        <text:list-item>
          <text:list>
            <text:list-item>
              <text:list>
                <text:list-item>
                  <text:h text:style-name="P9" text:outline-level="6"><text:span text:style-name="T4">Map</text:span></text:h>
                </text:list-item>
              </text:list>
            </text:list-item>
          </text:list>
        </text:list-item>
      </text:list>
      <text:h text:style-name="P8" text:outline-level="6"><text:span text:style-name="T4"/></text:h>
      <text:h text:style-name="P21" text:outline-level="6"><text:span text:style-name="T4">The Map object acts as a container for all the Sprites in the game. <text:s text:c="2"/>It creates the maze, initializes all the Sprites and tracks the levels and scoring of the game. <text:s/>The function Map::draw() draws all the Sprites by calling each sprites draw function. <text:s/></text:span></text:h>
      <text:h text:style-name="P21" text:outline-level="6"><text:span text:style-name="T4"/></text:h>
      <text:h text:style-name="P21" text:outline-level="6"><text:span text:style-name="T4">Collison mapping is handled by the Map object. <text:s/>Map::hasPellet() is manages collision detection between Pacman and Pellets. <text:s/>It looks up the x and z coordinates of Pacman in the Pellets array and check if there is a pellet. <text:s/>Map::pacmanGhostCollisionDetection() uses brute force to compare the location of each Ghost to that of Pacman. <text:s/>Map::whatDirectionsCanHeMove() checks the configuration of the Walls at a given coordinates. <text:s/>It returns a bit string that indicates which directions a Sprite can move from it's location. <text:s/>The sprite is only allowed to move in the allowed direction. <text:s/>This prevents collisions with Walls.</text:span></text:h>
      <text:h text:style-name="P21" text:outline-level="6"><text:span text:style-name="T4"/></text:h>
      <text:h text:style-name="P21" text:outline-level="6"><text:span text:style-name="T4">The motion of Ghosts and Pacman in autoplay mode is determined by a random selection of the 4 possible moves that one of these Sprites can make, namely move forward or back, turn right or turn left.</text:span></text:h>
      <text:h text:style-name="P1" text:outline-level="6"><text:span text:style-name="T4"/></text:h>
      <text:list xml:id="list65475071" text:continue-numbering="true" text:style-name="L7">
        <text:list-item>
          <text:list>
            <text:list-item>
              <text:list>
                <text:list-item>
                  <text:h text:style-name="P9" text:outline-level="6"><text:span text:style-name="T4">Maze</text:span></text:h>
                </text:list-item>
              </text:list>
            </text:list-item>
          </text:list>
        </text:list-item>
      </text:list>
      <text:h text:style-name="P8" text:outline-level="6"><text:span text:style-name="T4"/></text:h>
      <text:h text:style-name="P21" text:outline-level="6"><text:span text:style-name="T4">The maze is defined my a plain text file. <text:s/>The file is a series of chars. <text:s/>Each char represents the wall configuration around a single tile. Each char is mapped to a bit string of length 4. <text:s/>Each bit represents 1 side of the tile. <text:s/>If the bit is 1, there is a wall. <text:s/>If it is 0, no wall. <text:s/>The positive <text:s/>direction along x axis is consider north (N), the negative x direction, south(S), positive z is east (E) and negative z is west (W). The bit string maps like this: ENWS. <text:s/>The bit string 1000 would indicate 1 wall on the east edge of a tile. <text:s/>1111 would indicate walls on all sides of a tile, and 0000 no walls.</text:span></text:h>
      <text:h text:style-name="P22" text:outline-level="6"><text:span text:style-name="T4"/></text:h>
      <text:list xml:id="list223745675" text:continue-numbering="true" text:style-name="L7">
        <text:list-item>
          <text:list>
            <text:list-item>
              <text:list>
                <text:list-item>
                  <text:h text:style-name="P9" text:outline-level="6"><text:span text:style-name="T4">Pacman</text:span></text:h>
                </text:list-item>
              </text:list>
            </text:list-item>
          </text:list>
        </text:list-item>
      </text:list>
      <text:h text:style-name="P8" text:outline-level="6"><text:span text:style-name="T4"/></text:h>
      <text:h text:style-name="P21" text:outline-level="6"><text:span text:style-name="T4">Pacman is formed from 2 half spheres. <text:s text:c="2"/>The half spheres are modelled using quadratic spheres with clipping plane. <text:s/>He also has 2 spheres as eyes. <text:s/>Pacman has 3 different textures that can be used. <text:s/>The texture is switched by pressing the 'x' key. <text:s/>The Jack-o-latern texture is automatically used when pacman is in power pellet mode. <text:s/></text:span></text:h>
      <text:list xml:id="list2097479719" text:continue-numbering="true" text:style-name="L7">
        <text:list-item>
          <text:list>
            <text:list-item>
              <text:list>
                <text:list-header>
                  <text:h text:style-name="P23" text:outline-level="6"><text:span text:style-name="T4"/></text:h>
                </text:list-header>
              </text:list>
            </text:list-item>
          </text:list>
        </text:list-item>
      </text:list>
      <text:h text:style-name="P21" text:outline-level="6"><text:span text:style-name="T4">Pacman can move forward and backward. <text:s/>He can also turn right and left. <text:s/>A tile is 2 unit x 2 units. <text:s/>Each step pacman takes is 1 unit. <text:s/>Thus pacman steps from the middle of a tile to the edge of a tile, and then the the middle of the next tile when moving forward or backward. <text:s/>Pacman can only move forward or backward when it is facing directly N,E,W or S and when he is in the middle of a tile. <text:s text:c="4"/>Pacman’s facing direction is traced in variable ‘rotation’. Pacman’s rotation is limited to the range 0-360. </text:span></text:h>
      <text:h text:style-name="P21" text:outline-level="6"><text:span text:style-name="T4"/></text:h>
      <text:h text:style-name="P21" text:outline-level="6"><text:span text:style-name="T4">Pacman has various states. <text:s/>He can be alive or dead. <text:s/>He can also be in power pellet mode. <text:s/>All the states are represented within the Pacman object.</text:span></text:h>
      <text:h text:style-name="P21" text:outline-level="6"><text:span text:style-name="T4"/></text:h>
      <text:h text:style-name="P21" text:outline-level="6"><text:span text:style-name="T4">The Pacman object also contains a camera. <text:s/>When this camera is the active camera the player has first person perspective from pacmen.</text:span></text:h>
      <text:h text:style-name="P1" text:outline-level="6"><text:span text:style-name="T4"/></text:h>
      <text:h text:style-name="P15" text:outline-level="6"><text:span text:style-name="T4"/></text:h>
      <text:list xml:id="list1912528808" text:continue-numbering="true" text:style-name="L7">
        <text:list-item>
          <text:list>
            <text:list-item>
              <text:list>
                <text:list-item>
                  <text:h text:style-name="P9" text:outline-level="6"><text:span text:style-name="T4">Ghost</text:span></text:h>
                </text:list-item>
              </text:list>
            </text:list-item>
          </text:list>
        </text:list-item>
      </text:list>
      <text:h text:style-name="P8" text:outline-level="6"><text:span text:style-name="T4"/></text:h>
      <text:h text:style-name="P21" text:outline-level="6"><text:span text:style-name="T4">There are 6 ghosts in this game. <text:s/>These Ghosts are stored in an array in the Map object. <text:s/>Each ghost is formed from a cone. <text:s/>The cone is modelled from a quadratic cylinder. <text:s/>Ghosts are also transparent. <text:s/>This is accomplished using alpha blending. <text:s text:c="2"/>The movement of <text:s/>a Ghosts is analogous to that of Pacman. <text:s/>Ghost can also be alive or dead. <text:s/>When a Ghost is dead it is not longer displayed and is not an active can element. <text:s/>The Ghost object also contains a camera. <text:s/>When this camera is the active camera the player has first person perspective from the ghost.</text:span></text:h>
      <text:h text:style-name="P21" text:outline-level="6"><text:span text:style-name="T4"/></text:h>
      <text:list xml:id="list925236741" text:continue-numbering="true" text:style-name="L7">
        <text:list-item>
          <text:list>
            <text:list-item>
              <text:list>
                <text:list-item>
                  <text:h text:style-name="P9" text:outline-level="6"><text:span text:style-name="T4">Pellet</text:span></text:h>
                </text:list-item>
              </text:list>
            </text:list-item>
          </text:list>
        </text:list-item>
      </text:list>
      <text:h text:style-name="P8" text:outline-level="6"><text:span text:style-name="T4"/></text:h>
      <text:h text:style-name="P21" text:outline-level="6"><text:span text:style-name="T4">There is a pellet on each tile. <text:s/>These pellets are stored in a multidimensional array, which is indexed according to the pellet's position in the maze. <text:s/>The first index indicates it's placement on the x axis, the second the position on the z axis. <text:s/>The pellet is modelled using a quadratic sphere. <text:s/>A pellet is either a standard pellet or a power pellet. <text:s/>Standard pellets are smaller and have a pink and blue texture. <text:s/>Power pellets are larger and have yellow texture. <text:s/>The Pellet object tracks whether the pellet has been eaten or not.</text:span></text:h>
      <text:h text:style-name="P21" text:outline-level="6"><text:span text:style-name="T4"/></text:h>
      <text:list xml:id="list154737115" text:continue-numbering="true" text:style-name="L7">
        <text:list-item>
          <text:list>
            <text:list-item>
              <text:list>
                <text:list-item>
                  <text:h text:style-name="P9" text:outline-level="6"><text:span text:style-name="T4">Streetlight</text:span></text:h>
                </text:list-item>
              </text:list>
            </text:list-item>
          </text:list>
        </text:list-item>
      </text:list>
      <text:h text:style-name="P8" text:outline-level="6"><text:span text:style-name="T4"/></text:h>
      <text:h text:style-name="P21" text:outline-level="6"><text:span text:style-name="T4">There is a streetlight in each corner of the maze. <text:s/>It is modelled using a rectangle created from GL_QUADS for the post and quadratic sphere for the bulb. <text:s/>Each streetlight has OpenGL light that is position at the top and shines on the maze at a 45 degree angle downward. <text:s/>Each light can be turn on and off independently. <text:s/>There is also master switch that turns all the lights on and off at o nce. <text:s/>Each streetlight contains a camera. <text:s/>When this camera is the active camera the player views the maze from the top of the lightpost at a 45 degree angle downwards.</text:span></text:h>
      <text:h text:style-name="P1" text:outline-level="6"><text:span text:style-name="T4"/></text:h>
      <text:list xml:id="list1289101398" text:continue-numbering="true" text:style-name="L7">
        <text:list-item>
          <text:list>
            <text:list-item>
              <text:list>
                <text:list-item>
                  <text:h text:style-name="P9" text:outline-level="6"><text:span text:style-name="T4">Wall</text:span></text:h>
                </text:list-item>
              </text:list>
            </text:list-item>
          </text:list>
        </text:list-item>
      </text:list>
      <text:h text:style-name="P8" text:outline-level="6"><text:span text:style-name="T4"/></text:h>
      <text:h text:style-name="P21" text:outline-level="6"><text:span text:style-name="T4">Walls are modelled using GL_QUADS. <text:s/>Walls have a type that specifies the walls orientation in relation the tile it surrounds. <text:s/>The type specifies if the Wall is on the N,E,W or S edge of the tile. Like Pellets, Walls are stored in a multidimensional array in the Map object, which is indexed according to the Wall's position in the maze.</text:span></text:h>
      <text:h text:style-name="P1" text:outline-level="6"><text:span text:style-name="T4"/></text:h>
      <text:list xml:id="list471125124" text:continue-numbering="true" text:style-name="L7">
        <text:list-item>
          <text:list>
            <text:list-item>
              <text:list>
                <text:list-item>
                  <text:h text:style-name="P9" text:outline-level="6"><text:span text:style-name="T4">Tile</text:span></text:h>
                  <text:h text:style-name="P9" text:outline-level="6"><text:span text:style-name="T4"/></text:h>
                </text:list-item>
              </text:list>
            </text:list-item>
          </text:list>
        </text:list-item>
      </text:list>
      <text:h text:style-name="P21" text:outline-level="6"><text:span text:style-name="T4">Tiles are modelled from GL_QUADS with 4 vertices. <text:s/>Each Tile also has an Eight object, which <text:s/>is the 8 that appears on it's face. <text:s/>This Eight is modelled from GL_QUADS and GL_TRIANGLES. <text:s/>Like Pellets, Tiles are stored in a multidimensional array in the Map object, which is indexed according to the Tile's position in the maze.</text:span></text:h>
      <text:h text:style-name="P17" text:outline-level="6"><text:span text:style-name="T4"/></text:h>
      <text:h text:style-name="P1" text:outline-level="6"><text:span text:style-name="T4"/></text:h>
      <text:h text:style-name="P15" text:outline-level="6"><text:span text:style-name="T4"/></text:h>
      <text:list xml:id="list986240526" text:continue-numbering="true" text:style-name="L7">
        <text:list-item>
          <text:h text:style-name="P7" text:outline-level="6"><text:span text:style-name="T5">Operation</text:span></text:h>
        </text:list-item>
      </text:list>
      <text:h text:style-name="P8" text:outline-level="6"><text:span text:style-name="T4"/></text:h>
      <text:list xml:id="list983762127" text:continue-numbering="true" text:style-name="L7">
        <text:list-item>
          <text:list>
            <text:list-item>
              <text:h text:style-name="P9" text:outline-level="6"><text:span text:style-name="T4">Game Play</text:span></text:h>
            </text:list-item>
          </text:list>
        </text:list-item>
      </text:list>
      <text:h text:style-name="P8" text:outline-level="6"><text:span text:style-name="T4"/></text:h>
      <text:h text:style-name="P17" text:outline-level="6"><text:span text:style-name="T4">The object of the game is for pacman to eat all the pellets in the maze.</text:span></text:h>
      <text:h text:style-name="P17" text:outline-level="6"><text:span text:style-name="T4"/></text:h>
      <text:h text:style-name="P17" text:outline-level="6"><text:span text:style-name="T4">The ghosts are the enemies and will damage pacman's health if he collides with them. <text:s/>Pacman's health is decreased by 20% with each collision. <text:s/></text:span></text:h>
      <text:h text:style-name="P17" text:outline-level="6"><text:span text:style-name="T4"/></text:h>
      <text:h text:style-name="P17" text:outline-level="6"><text:span text:style-name="T4">There are 2 type of pellets: power pellets and standard pellets. <text:s/>Power pellets are the large yellow pellets. <text:s/>When pacman eats a power pellet he enters power mode. <text:s/>Power mode lasts for a small period of time. <text:s/>During power mode pacman score point for each standard pellet eaten. <text:s/>He can also kill ghosts during power mode. <text:s/>When power mode comes to an end a message is posted to the console.</text:span></text:h>
      <text:h text:style-name="P17" text:outline-level="6"><text:span text:style-name="T4"/></text:h>
      <text:h text:style-name="P17" text:outline-level="6"><text:span text:style-name="T4">There are two levels in this game. <text:s/>Once both levels are complete the game is finished. <text:s/>A player can choose to skip to level 2 if the wish, although this will have a significant impact on the final game score.</text:span></text:h>
      <text:h text:style-name="P1" text:outline-level="6"><text:span text:style-name="T4"/></text:h>
      <text:h text:style-name="P15" text:outline-level="6"><text:span text:style-name="T4"/></text:h>
      <text:list xml:id="list615776141" text:continue-numbering="true" text:style-name="L7">
        <text:list-item>
          <text:list>
            <text:list-item>
              <text:h text:style-name="P9" text:outline-level="6"><text:span text:style-name="T4">Game Controls</text:span></text:h>
            </text:list-item>
          </text:list>
        </text:list-item>
      </text:list>
      <text:h text:style-name="P8" text:outline-level="6"><text:span text:style-name="T4"/></text:h>
      <table:table table:name="KeyControl" table:style-name="KeyControl">
        <table:table-column table:style-name="KeyControl.A"/>
        <table:table-column table:style-name="KeyControl.B"/>
        <table:table-row>
          <table:table-cell table:style-name="KeyControl.A1" office:value-type="string">
            <text:h text:style-name="P27" text:outline-level="6">KEY</text:h>
          </table:table-cell>
          <table:table-cell table:style-name="KeyControl.B1" office:value-type="string">
            <text:h text:style-name="P27" text:outline-level="6">ACTION</text:h>
          </table:table-cell>
        </table:table-row>
        <table:table-row>
          <table:table-cell table:style-name="KeyControl.A2" table:number-columns-spanned="2" office:value-type="string">
            <text:h text:style-name="P26" text:outline-level="6">GENERAL CONTROLS</text:h>
          </table:table-cell>
          <table:covered-table-cell/>
        </table:table-row>
        <table:table-row>
          <table:table-cell table:style-name="KeyControl.A3" office:value-type="string">
            <text:h text:style-name="Table_20_Contents" text:outline-level="6">h</text:h>
          </table:table-cell>
          <table:table-cell table:style-name="KeyControl.A2" office:value-type="string">
            <text:h text:style-name="Table_20_Contents" text:outline-level="6">Help.</text:h>
          </table:table-cell>
        </table:table-row>
        <table:table-row>
          <table:table-cell table:style-name="KeyControl.A3" office:value-type="string">
            <text:h text:style-name="Table_20_Contents" text:outline-level="6">a</text:h>
          </table:table-cell>
          <table:table-cell table:style-name="KeyControl.A2" office:value-type="string">
            <text:h text:style-name="Table_20_Contents" text:outline-level="6">Autoplay mode.</text:h>
          </table:table-cell>
        </table:table-row>
        <table:table-row>
          <table:table-cell table:style-name="KeyControl.A3" office:value-type="string">
            <text:h text:style-name="Table_20_Contents" text:outline-level="6">5</text:h>
          </table:table-cell>
          <table:table-cell table:style-name="KeyControl.A2" office:value-type="string">
            <text:h text:style-name="Table_20_Contents" text:outline-level="6">Fullscreen on/off switch</text:h>
          </table:table-cell>
        </table:table-row>
        <table:table-row>
          <table:table-cell table:style-name="KeyControl.A3" office:value-type="string">
            <text:h text:style-name="Table_20_Contents" text:outline-level="6">6</text:h>
          </table:table-cell>
          <table:table-cell table:style-name="KeyControl.A2" office:value-type="string">
            <text:h text:style-name="Table_20_Contents" text:outline-level="6">Skip to level 2.</text:h>
          </table:table-cell>
        </table:table-row>
        <table:table-row>
          <table:table-cell table:style-name="KeyControl.A2" table:number-columns-spanned="2" office:value-type="string">
            <text:h text:style-name="P26" text:outline-level="6">PACMAN CONTROLS</text:h>
          </table:table-cell>
          <table:covered-table-cell/>
        </table:table-row>
        <table:table-row>
          <table:table-cell table:style-name="KeyControl.A3" office:value-type="string">
            <text:h text:style-name="Table_20_Contents" text:outline-level="6"><text:span text:style-name="T13">↑</text:span></text:h>
          </table:table-cell>
          <table:table-cell table:style-name="KeyControl.A2" office:value-type="string">
            <text:h text:style-name="Table_20_Contents" text:outline-level="6">Move forward.</text:h>
          </table:table-cell>
        </table:table-row>
        <table:table-row>
          <table:table-cell table:style-name="KeyControl.A3" office:value-type="string">
            <text:h text:style-name="Table_20_Contents" text:outline-level="6"><text:span text:style-name="T13">↓</text:span></text:h>
          </table:table-cell>
          <table:table-cell table:style-name="KeyControl.A2" office:value-type="string">
            <text:h text:style-name="Table_20_Contents" text:outline-level="6">Move backward.</text:h>
          </table:table-cell>
        </table:table-row>
        <table:table-row>
          <table:table-cell table:style-name="KeyControl.A3" office:value-type="string">
            <text:h text:style-name="Table_20_Contents" text:outline-level="6"><text:span text:style-name="T13">→</text:span></text:h>
          </table:table-cell>
          <table:table-cell table:style-name="KeyControl.A2" office:value-type="string">
            <text:h text:style-name="Table_20_Contents" text:outline-level="6">Turn right.</text:h>
          </table:table-cell>
        </table:table-row>
        <table:table-row>
          <table:table-cell table:style-name="KeyControl.A3" office:value-type="string">
            <text:h text:style-name="Table_20_Contents" text:outline-level="6"><text:span text:style-name="T13">←</text:span></text:h>
          </table:table-cell>
          <table:table-cell table:style-name="KeyControl.A2" office:value-type="string">
            <text:h text:style-name="Table_20_Contents" text:outline-level="6">Turn left.</text:h>
          </table:table-cell>
        </table:table-row>
        <table:table-row>
          <table:table-cell table:style-name="KeyControl.A2" table:number-columns-spanned="2" office:value-type="string">
            <text:h text:style-name="P26" text:outline-level="6">SHADING CONTROLS</text:h>
          </table:table-cell>
          <table:covered-table-cell/>
        </table:table-row>
        <table:table-row>
          <table:table-cell table:style-name="KeyControl.A3" office:value-type="string">
            <text:h text:style-name="Table_20_Contents" text:outline-level="6">w</text:h>
          </table:table-cell>
          <table:table-cell table:style-name="KeyControl.A2" office:value-type="string">
            <text:h text:style-name="Table_20_Contents" text:outline-level="6">Wireframe mode.</text:h>
          </table:table-cell>
        </table:table-row>
        <table:table-row>
          <table:table-cell table:style-name="KeyControl.A3" office:value-type="string">
            <text:h text:style-name="Table_20_Contents" text:outline-level="6">f</text:h>
          </table:table-cell>
          <table:table-cell table:style-name="KeyControl.A2" office:value-type="string">
            <text:h text:style-name="Table_20_Contents" text:outline-level="6">Fill mode.</text:h>
          </table:table-cell>
        </table:table-row>
        <table:table-row>
          <table:table-cell table:style-name="KeyControl.A3" office:value-type="string">
            <text:h text:style-name="Table_20_Contents" text:outline-level="6">s</text:h>
          </table:table-cell>
          <table:table-cell table:style-name="KeyControl.A2" office:value-type="string">
            <text:h text:style-name="Table_20_Contents" text:outline-level="6">Smooth Shading.</text:h>
          </table:table-cell>
        </table:table-row>
        <table:table-row>
          <table:table-cell table:style-name="KeyControl.A3" office:value-type="string">
            <text:h text:style-name="Table_20_Contents" text:outline-level="6">b</text:h>
          </table:table-cell>
          <table:table-cell table:style-name="KeyControl.A2" office:value-type="string">
            <text:h text:style-name="Table_20_Contents" text:outline-level="6">Flat Shading.</text:h>
          </table:table-cell>
        </table:table-row>
        <table:table-row>
          <table:table-cell table:style-name="KeyControl.A3" office:value-type="string">
            <text:h text:style-name="Table_20_Contents" text:outline-level="6">r</text:h>
          </table:table-cell>
          <table:table-cell table:style-name="KeyControl.A2" office:value-type="string">
            <text:h text:style-name="Table_20_Contents" text:outline-level="6">Reset view position.</text:h>
          </table:table-cell>
        </table:table-row>
        <table:table-row>
          <table:table-cell table:style-name="KeyControl.A2" table:number-columns-spanned="2" office:value-type="string">
            <text:h text:style-name="P26" text:outline-level="6">CAMERA CONTROLS</text:h>
          </table:table-cell>
          <table:covered-table-cell/>
        </table:table-row>
        <table:table-row>
          <table:table-cell table:style-name="KeyControl.A3" office:value-type="string">
            <text:h text:style-name="Table_20_Contents" text:outline-level="6">|</text:h>
          </table:table-cell>
          <table:table-cell table:style-name="KeyControl.A2" office:value-type="string">
            <text:h text:style-name="Table_20_Contents" text:outline-level="6">Camera pitch.</text:h>
          </table:table-cell>
        </table:table-row>
        <table:table-row>
          <table:table-cell table:style-name="KeyControl.A3" office:value-type="string">
            <text:h text:style-name="Table_20_Contents" text:outline-level="6">;</text:h>
          </table:table-cell>
          <table:table-cell table:style-name="KeyControl.A2" office:value-type="string">
            <text:h text:style-name="Table_20_Contents" text:outline-level="6">Camera roll.</text:h>
          </table:table-cell>
        </table:table-row>
        <table:table-row>
          <table:table-cell table:style-name="KeyControl.A3" office:value-type="string">
            <text:h text:style-name="Table_20_Contents" text:outline-level="6">“</text:h>
          </table:table-cell>
          <table:table-cell table:style-name="KeyControl.A2" office:value-type="string">
            <text:h text:style-name="Table_20_Contents" text:outline-level="6">Camera yaw.</text:h>
          </table:table-cell>
        </table:table-row>
        <table:table-row>
          <table:table-cell table:style-name="KeyControl.A3" office:value-type="string">
            <text:h text:style-name="Table_20_Contents" text:outline-level="6">1</text:h>
          </table:table-cell>
          <table:table-cell table:style-name="KeyControl.A2" office:value-type="string">
            <text:h text:style-name="Table_20_Contents" text:outline-level="6">Switch to Lightpost 1 camera.</text:h>
          </table:table-cell>
        </table:table-row>
        <table:table-row>
          <table:table-cell table:style-name="KeyControl.A3" office:value-type="string">
            <text:h text:style-name="Table_20_Contents" text:outline-level="6">2</text:h>
          </table:table-cell>
          <table:table-cell table:style-name="KeyControl.A2" office:value-type="string">
            <text:h text:style-name="Table_20_Contents" text:outline-level="6">Switch to Lightpost 2 camera.</text:h>
          </table:table-cell>
        </table:table-row>
        <table:table-row>
          <table:table-cell table:style-name="KeyControl.A3" office:value-type="string">
            <text:h text:style-name="Table_20_Contents" text:outline-level="6">3</text:h>
          </table:table-cell>
          <table:table-cell table:style-name="KeyControl.A2" office:value-type="string">
            <text:h text:style-name="Table_20_Contents" text:outline-level="6">Switch to Lightpost 3 camera.</text:h>
          </table:table-cell>
        </table:table-row>
        <table:table-row>
          <table:table-cell table:style-name="KeyControl.A3" office:value-type="string">
            <text:h text:style-name="Table_20_Contents" text:outline-level="6">4</text:h>
          </table:table-cell>
          <table:table-cell table:style-name="KeyControl.A2" office:value-type="string">
            <text:h text:style-name="Table_20_Contents" text:outline-level="6">Switch to Lightpost 4 camera.</text:h>
          </table:table-cell>
        </table:table-row>
        <table:table-row>
          <table:table-cell table:style-name="KeyControl.A3" office:value-type="string">
            <text:h text:style-name="Table_20_Contents" text:outline-level="6">9</text:h>
          </table:table-cell>
          <table:table-cell table:style-name="KeyControl.A2" office:value-type="string">
            <text:h text:style-name="Table_20_Contents" text:outline-level="6">Switch to Ghost camera.</text:h>
          </table:table-cell>
        </table:table-row>
        <table:table-row>
          <table:table-cell table:style-name="KeyControl.A3" office:value-type="string">
            <text:h text:style-name="Table_20_Contents" text:outline-level="6">0</text:h>
          </table:table-cell>
          <table:table-cell table:style-name="KeyControl.A2" office:value-type="string">
            <text:h text:style-name="Table_20_Contents" text:outline-level="6">Switch to Pacman camera.</text:h>
          </table:table-cell>
        </table:table-row>
        <table:table-row>
          <table:table-cell table:style-name="KeyControl.A3" office:value-type="string">
            <text:h text:style-name="Table_20_Contents" text:outline-level="6">,</text:h>
          </table:table-cell>
          <table:table-cell table:style-name="KeyControl.A2" office:value-type="string">
            <text:h text:style-name="Table_20_Contents" text:outline-level="6">Move camera left.</text:h>
          </table:table-cell>
        </table:table-row>
        <table:table-row>
          <table:table-cell table:style-name="KeyControl.A3" office:value-type="string">
            <text:h text:style-name="Table_20_Contents" text:outline-level="6">.</text:h>
          </table:table-cell>
          <table:table-cell table:style-name="KeyControl.A2" office:value-type="string">
            <text:h text:style-name="Table_20_Contents" text:outline-level="6">Move camera right.</text:h>
          </table:table-cell>
        </table:table-row>
        <table:table-row>
          <table:table-cell table:style-name="KeyControl.A3" office:value-type="string">
            <text:h text:style-name="Table_20_Contents" text:outline-level="6">m</text:h>
          </table:table-cell>
          <table:table-cell table:style-name="KeyControl.A2" office:value-type="string">
            <text:h text:style-name="Table_20_Contents" text:outline-level="6">Switch to turn on and off camera control by mouse.</text:h>
          </table:table-cell>
        </table:table-row>
        <table:table-row>
          <table:table-cell table:style-name="KeyControl.A3" office:value-type="string">
            <text:h text:style-name="Table_20_Contents" text:outline-level="6">[</text:h>
          </table:table-cell>
          <table:table-cell table:style-name="KeyControl.A2" office:value-type="string">
            <text:h text:style-name="Table_20_Contents" text:outline-level="6">Zoom in.</text:h>
          </table:table-cell>
        </table:table-row>
        <table:table-row>
          <table:table-cell table:style-name="KeyControl.A3" office:value-type="string">
            <text:h text:style-name="Table_20_Contents" text:outline-level="6">]</text:h>
          </table:table-cell>
          <table:table-cell table:style-name="KeyControl.A2" office:value-type="string">
            <text:h text:style-name="Table_20_Contents" text:outline-level="6">Zoom out.</text:h>
          </table:table-cell>
        </table:table-row>
        <text:soft-page-break/>
        <table:table-row>
          <table:table-cell table:style-name="KeyControl.A2" table:number-columns-spanned="2" office:value-type="string">
            <text:h text:style-name="P26" text:outline-level="6">LIGHT CONTROLS</text:h>
          </table:table-cell>
          <table:covered-table-cell/>
        </table:table-row>
        <table:table-row>
          <table:table-cell table:style-name="KeyControl.A3" office:value-type="string">
            <text:h text:style-name="Table_20_Contents" text:outline-level="6">d</text:h>
          </table:table-cell>
          <table:table-cell table:style-name="KeyControl.A2" office:value-type="string">
            <text:h text:style-name="Table_20_Contents" text:outline-level="6">Daylight.</text:h>
          </table:table-cell>
        </table:table-row>
        <table:table-row>
          <table:table-cell table:style-name="KeyControl.A3" office:value-type="string">
            <text:h text:style-name="Table_20_Contents" text:outline-level="6">n</text:h>
          </table:table-cell>
          <table:table-cell table:style-name="KeyControl.A2" office:value-type="string">
            <text:h text:style-name="Table_20_Contents" text:outline-level="6">Nightlight.</text:h>
          </table:table-cell>
        </table:table-row>
        <table:table-row>
          <table:table-cell table:style-name="KeyControl.A3" office:value-type="string">
            <text:h text:style-name="Table_20_Contents" text:outline-level="6">y</text:h>
          </table:table-cell>
          <table:table-cell table:style-name="KeyControl.A2" office:value-type="string">
            <text:h text:style-name="Table_20_Contents" text:outline-level="6">All Streetlights on/off switch</text:h>
          </table:table-cell>
        </table:table-row>
        <table:table-row>
          <table:table-cell table:style-name="KeyControl.A3" office:value-type="string">
            <text:h text:style-name="Table_20_Contents" text:outline-level="6">u</text:h>
          </table:table-cell>
          <table:table-cell table:style-name="KeyControl.A2" office:value-type="string">
            <text:h text:style-name="Table_20_Contents" text:outline-level="6">Lightpost 1 on/off switch.</text:h>
          </table:table-cell>
        </table:table-row>
        <table:table-row>
          <table:table-cell table:style-name="KeyControl.A3" office:value-type="string">
            <text:h text:style-name="Table_20_Contents" text:outline-level="6">i</text:h>
          </table:table-cell>
          <table:table-cell table:style-name="KeyControl.A2" office:value-type="string">
            <text:h text:style-name="Table_20_Contents" text:outline-level="6">Lightpost 2 on/off switch.</text:h>
          </table:table-cell>
        </table:table-row>
        <table:table-row>
          <table:table-cell table:style-name="KeyControl.A3" office:value-type="string">
            <text:h text:style-name="Table_20_Contents" text:outline-level="6">o</text:h>
          </table:table-cell>
          <table:table-cell table:style-name="KeyControl.A2" office:value-type="string">
            <text:h text:style-name="Table_20_Contents" text:outline-level="6">Lightpost 3 on/off switch.</text:h>
          </table:table-cell>
        </table:table-row>
        <table:table-row>
          <table:table-cell table:style-name="KeyControl.A3" office:value-type="string">
            <text:h text:style-name="Table_20_Contents" text:outline-level="6">p</text:h>
          </table:table-cell>
          <table:table-cell table:style-name="KeyControl.A2" office:value-type="string">
            <text:h text:style-name="Table_20_Contents" text:outline-level="6">Lightpost 4 on/off switch.</text:h>
          </table:table-cell>
        </table:table-row>
        <table:table-row table:style-name="KeyControl.41">
          <table:table-cell table:style-name="KeyControl.A2" table:number-columns-spanned="2" office:value-type="string">
            <text:h text:style-name="P26" text:outline-level="6">TEXTURE CONTROLS</text:h>
          </table:table-cell>
          <table:covered-table-cell/>
        </table:table-row>
        <table:table-row>
          <table:table-cell table:style-name="KeyControl.A3" office:value-type="string">
            <text:h text:style-name="Table_20_Contents" text:outline-level="6">z</text:h>
          </table:table-cell>
          <table:table-cell table:style-name="KeyControl.A2" office:value-type="string">
            <text:h text:style-name="Table_20_Contents" text:outline-level="6">Turn on/off all texture mapping.</text:h>
          </table:table-cell>
        </table:table-row>
        <table:table-row>
          <table:table-cell table:style-name="KeyControl.A3" office:value-type="string">
            <text:h text:style-name="Table_20_Contents" text:outline-level="6">x</text:h>
          </table:table-cell>
          <table:table-cell table:style-name="KeyControl.A2" office:value-type="string">
            <text:h text:style-name="Table_20_Contents" text:outline-level="6">Switch pacman's texture.</text:h>
          </table:table-cell>
        </table:table-row>
        <table:table-row>
          <table:table-cell table:style-name="KeyControl.A3" office:value-type="string">
            <text:h text:style-name="Table_20_Contents" text:outline-level="6">c</text:h>
          </table:table-cell>
          <table:table-cell table:style-name="KeyControl.A2" office:value-type="string">
            <text:h text:style-name="Table_20_Contents" text:outline-level="6">Switch between pellet texture modes.</text:h>
          </table:table-cell>
        </table:table-row>
      </table:table>
      <text:h text:style-name="P1" text:outline-level="6"/>
      <text:h text:style-name="P1" text:outline-level="6"><text:span text:style-name="T4"/></text:h>
      <text:h text:style-name="P15" text:outline-level="6"><text:span text:style-name="T4"/></text:h>
      <text:h text:style-name="P1" text:outline-level="6"><text:span text:style-name="T4"/></text:h>
      <text:list xml:id="list2084575763" text:continue-numbering="true" text:style-name="L7">
        <text:list-item>
          <text:h text:style-name="P7" text:outline-level="6"><text:span text:style-name="T5">Miscellanea / Appendices</text:span></text:h>
          <text:list>
            <text:list-item>
              <text:h text:style-name="P9" text:outline-level="6"><text:span text:style-name="T4">Open Issues</text:span></text:h>
            </text:list-item>
          </text:list>
        </text:list-item>
      </text:list>
      <text:h text:style-name="P1" text:outline-level="6"><text:span text:style-name="T4"/></text:h>
      <text:list xml:id="list1126377753" text:style-name="L9">
        <text:list-item>
          <text:h text:style-name="P4" text:outline-level="6"><text:span text:style-name="T4">Key mapping usability – The current key mapping is neither intuitive or ergonomic. <text:s text:c="3"/>A more involved and refined key mapping and handling of input is necessary. <text:s/>It would be a good idea to implement input modes. <text:s/>For instance, if the user presses '1' it would activate Texture Mode, where within all the alpha keys are mapped to the various texturing options. <text:s/>Then if the user presses '2' the key would map to camera controls and so on.</text:span></text:h>
        </text:list-item>
        <text:list-item>
          <text:h text:style-name="P4" text:outline-level="6"><text:span text:style-name="T4"><text:s/>Mapping of the plain text source file to scene – The current mapping scheme is highly unintuitive. <text:s/>It is extremely cumbersome to work with to generate new mazes. A more intuitive mapping would utilize the standards of geographic mapping. <text:s/>First, the 4 bit string should correlate to the global coordinate system, starting with north and moving in a clockwise direction, ie: NESW. <text:s/>The plain text source should likewise map to the global coordinates whereby the first line defines the first line of tiles, the most northern, starting at the origin of the game space and moving along the x axis, towards the east.</text:span></text:h>
        </text:list-item>
        <text:list-item>
          <text:h text:style-name="P4" text:outline-level="6"><text:span text:style-name="T4">Camera controls - <text:s/>The camera movements need to be refined to give smoother camera control. </text:span></text:h>
        </text:list-item>
      </text:list>
      <text:h text:style-name="P1" text:outline-level="6"><text:span text:style-name="T4"/></text:h>
      <text:list xml:id="list1150946276" text:continue-list="list2084575763" text:style-name="L7">
        <text:list-item>
          <text:list>
            <text:list-item>
              <text:h text:style-name="P9" text:outline-level="6"><text:span text:style-name="T4">Code Sources</text:span></text:h>
            </text:list-item>
          </text:list>
        </text:list-item>
      </text:list>
      <text:h text:style-name="Standard" text:outline-level="6"><text:span text:style-name="T4"/></text:h>
      <text:list xml:id="list66098219" text:style-name="L11">
        <text:list-item>
          <text:h text:style-name="P18" text:outline-level="6">Implementation of the GLFrame Class by Richard S. Wright Jr.</text:h>
          <text:h text:style-name="P18" text:outline-level="6">These libraries are used for camera control.</text:h>
        </text:list-item>
      </text:list>
      <text:h text:style-name="P16" text:outline-level="6"><text:tab/>Includes: glFrame.h, math3d.h, math3d.cpp</text:h>
      <text:h text:style-name="P16" text:outline-level="6"><text:tab/>Source: <text:a xlink:type="simple" xlink:href="http://code.google.com/p/oglsuperbible5/source/browse/trunk/Src/GLTools/include/GLFrame.h">http://code.google.com/p/oglsuperbible5/source/browse/trunk/Src/GLTools/include/GLFrame.h</text:a></text:h>
      <text:list xml:id="list539660433" text:style-name="L14">
        <text:list-item>
          <text:h text:style-name="P13" text:outline-level="6">Simple OpenGL Image Library</text:h>
        </text:list-item>
      </text:list>
      <text:h text:style-name="Standard" text:outline-level="6"><text:tab/><text:tab/>This library is used for loading textures.</text:h>
      <text:h text:style-name="Standard" text:outline-level="6"><text:tab/><text:tab/>Source: http://lonesock.net/soil.html</text:h>
      <text:h text:style-name="P17" text:outline-level="6"><text:span text:style-name="T4"/></text:h>
      <text:h text:style-name="P1" text:outline-level="6"><text:span text:style-name="T4"/></text:h>
      <text:list xml:id="list2076873883" text:continue-list="list1150946276" text:style-name="L7">
        <text:list-item>
          <text:list>
            <text:list-item>
              <text:h text:style-name="P9" text:outline-level="6"><text:span text:style-name="T4">References</text:span></text:h>
            </text:list-item>
          </text:list>
        </text:list-item>
      </text:list>
      <text:h text:style-name="P8" text:outline-level="6"><text:span text:style-name="T4"/></text:h>
      <text:list xml:id="list1005434121" text:continue-list="list2076873883" text:style-name="L7">
        <text:list-item text:start-value="1">
          <text:h text:style-name="P19" text:outline-level="6" text:restart-numbering="true" text:start-value="-1"><text:span text:style-name="T3">Peter Grogono. Graphics Examples, Object <text:s/>Oriented Style. [online], 2011. </text:span><text:a xlink:type="simple" xlink:href="http://users.encs.concordia.ca/~grogono/Graphics/examples.html">http://users.encs.concordia.ca/~grogono/Graphics/examples.html</text:a></text:h>
        </text:list-item>
        <text:list-item>
          <text:h text:style-name="P19" text:outline-level="6"><text:span text:style-name="T3">Richard S. Wright Jr. Implementation of the GLFrame. [online], 2011. </text:span><text:a xlink:type="simple" xlink:href="http://code.google.com/p/oglsuperbible5/source/browse/trunk/Src/GLTools/include/GLFrame.h">http://code.google.com/p/oglsuperbible5/source/browse/trunk/Src/GLTools/include/GLFrame.h</text:a></text:h>
        </text:list-item>
        <text:list-item>
          <text:h text:style-name="P19" text:outline-level="6"><text:span text:style-name="T3">Simple OpenGL Image Library. [online], 2011. http://lonesock.net/soil.html</text:span></text:h>
          <text:h text:style-name="P20" text:outline-level="6"><text:span text:style-name="T4"/></text:h>
        </text:list-item>
      </text:list>
      <text:h text:style-name="P17" text:outline-level="6"><text:span text:style-name="T4"/></text:h>
      <text:list xml:id="list362763143" text:continue-numbering="true" text:style-name="L7">
        <text:list-item>
          <text:list>
            <text:list-header>
              <text:h text:style-name="P10" text:outline-level="6"><text:span text:style-name="T3"/></text:h>
            </text:list-header>
          </text:list>
        </text:list-item>
      </text:list>
      <text:h text:style-name="P16" text:outline-level="6"><text:span text:style-name="T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Liberation Serif1" svg:font-family="'Liberation Serif'" style:font-family-generic="roman"/>
    <style:font-face style:name="Arial1"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6" style:list-style-name=""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la </meta:initial-creator>
    <meta:creation-date>2011-12-04T14:50:57</meta:creation-date>
    <dc:date>2011-12-04T23:01:23</dc:date>
    <dc:creator>Angela </dc:creator>
    <meta:editing-duration>PT7H21M45S</meta:editing-duration>
    <meta:editing-cycles>18</meta:editing-cycles>
    <meta:generator>LibreOffice/3.4$Linux LibreOffice_project/340m1$Build-302</meta:generator>
    <meta:document-statistic meta:table-count="1" meta:image-count="0" meta:object-count="0" meta:page-count="9" meta:paragraph-count="167" meta:word-count="2050" meta:character-count="12065" meta:non-whitespace-character-count="10102"/>
  </office:meta>
</office:document-meta>
</file>